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e585" officeooo:paragraph-rsid="000ae585"/>
    </style:style>
    <style:style style:name="P2" style:family="paragraph" style:parent-style-name="Text_20_body">
      <style:text-properties fo:language="fr" fo:country="FR" officeooo:rsid="000ae585" officeooo:paragraph-rsid="000ae585"/>
    </style:style>
    <style:style style:name="P3" style:family="paragraph" style:parent-style-name="Text_20_body">
      <style:text-properties officeooo:paragraph-rsid="000b5b8d"/>
    </style:style>
    <style:style style:name="P4" style:family="paragraph" style:parent-style-name="Text_20_body">
      <style:text-properties officeooo:paragraph-rsid="000d38cb"/>
    </style:style>
    <style:style style:name="P5" style:family="paragraph" style:parent-style-name="Text_20_body">
      <style:text-properties officeooo:rsid="000e46cd" officeooo:paragraph-rsid="000e46cd"/>
    </style:style>
    <style:style style:name="P6" style:family="paragraph" style:parent-style-name="Text_20_body">
      <style:text-properties officeooo:rsid="00101d73" officeooo:paragraph-rsid="00101d73"/>
    </style:style>
    <style:style style:name="P7" style:family="paragraph" style:parent-style-name="Text_20_body">
      <style:text-properties officeooo:paragraph-rsid="00101d73"/>
    </style:style>
    <style:style style:name="P8" style:family="paragraph" style:parent-style-name="Title">
      <style:text-properties fo:language="fr" fo:country="FR" officeooo:rsid="000ae585" officeooo:paragraph-rsid="000ae585"/>
    </style:style>
    <style:style style:name="P9" style:family="paragraph" style:parent-style-name="Heading_20_2">
      <style:text-properties officeooo:rsid="000b5b8d" officeooo:paragraph-rsid="000b5b8d"/>
    </style:style>
    <style:style style:name="P10" style:family="paragraph" style:parent-style-name="Heading_20_2">
      <style:text-properties officeooo:paragraph-rsid="000ae585"/>
    </style:style>
    <style:style style:name="P11" style:family="paragraph" style:parent-style-name="Heading_20_2">
      <style:text-properties officeooo:rsid="000d38cb" officeooo:paragraph-rsid="000d38cb"/>
    </style:style>
    <style:style style:name="P12" style:family="paragraph" style:parent-style-name="Heading_20_2">
      <style:text-properties officeooo:rsid="00101d73" officeooo:paragraph-rsid="00101d73"/>
    </style:style>
    <style:style style:name="P13" style:family="paragraph" style:parent-style-name="Heading_20_2">
      <style:paragraph-properties fo:break-before="page"/>
      <style:text-properties officeooo:rsid="000e46cd" officeooo:paragraph-rsid="000e46cd"/>
    </style:style>
    <style:style style:name="P14" style:family="paragraph" style:parent-style-name="Heading_20_1">
      <style:text-properties officeooo:rsid="000ae585" officeooo:paragraph-rsid="000ae585"/>
    </style:style>
    <style:style style:name="P15" style:family="paragraph" style:parent-style-name="Heading_20_1">
      <style:text-properties officeooo:rsid="00101d73" officeooo:paragraph-rsid="00101d73"/>
    </style:style>
    <style:style style:name="T1" style:family="text">
      <style:text-properties officeooo:rsid="000ae585"/>
    </style:style>
    <style:style style:name="T2" style:family="text">
      <style:text-properties officeooo:rsid="000b5b8d"/>
    </style:style>
    <style:style style:name="T3" style:family="text">
      <style:text-properties officeooo:rsid="000d38cb"/>
    </style:style>
    <style:style style:name="T4" style:family="text">
      <style:text-properties officeooo:rsid="000e7502"/>
    </style:style>
    <style:style style:name="T5" style:family="text">
      <style:text-properties officeooo:rsid="000ec806"/>
    </style:style>
    <style:style style:name="T6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gular TP5 :</text:p>
      <text:p text:style-name="P2"/>
      <text:h text:style-name="P14" text:outline-level="1">1) Réalisation du composant HeroDetailComponent :</text:h>
      <text:h text:style-name="P10" text:outline-level="2"><text:span text:style-name="T1">a) Création du composant</text:span></text:h>
      <text:p text:style-name="P1">On utilise : « ng generate component hero-detail ».</text:p>
      <text:p text:style-name="P1">Ce qui va créer : -un fichier CSS</text:p>
      <text:p text:style-name="P1"><text:tab/><text:tab/> <text:s text:c="3"/>-un fichier HTML</text:p>
      <text:p text:style-name="P1"><text:tab/><text:tab/> <text:s text:c="3"/>-un fichier TypeScript</text:p>
      <text:p text:style-name="P1"><text:tab/><text:tab/> <text:s text:c="3"/>-un fichier test pour la classe <text:span text:style-name="T2">(.spec.ts)</text:span></text:p>
      <text:h text:style-name="P9" text:outline-level="2">B) Écrire le template de HeroDetail :</text:h>
      <text:p text:style-name="P3">Le nouveau composant HeroDetailComponent peut présenter n'importe quel héros, pas seulement un héros sélectionné.</text:p>
      <text:p text:style-name="P3">&lt;div *ngIf="hero"&gt;</text:p>
      <text:p text:style-name="P3"><text:s text:c="2"/>&lt;h2&gt;{{ hero.name | uppercase }} Details&lt;/h2&gt;</text:p>
      <text:p text:style-name="P3"><text:s text:c="2"/>&lt;div&gt;&lt;span&gt;id: &lt;/span&gt;{{hero.id}}&lt;/div&gt;</text:p>
      <text:p text:style-name="P3"><text:s text:c="2"/>&lt;div&gt;</text:p>
      <text:p text:style-name="P3"><text:s text:c="4"/>&lt;label&gt;name:</text:p>
      <text:p text:style-name="P3"><text:s text:c="6"/>&lt;input [(ngModel)]="hero.name" placeholder="name"/&gt;</text:p>
      <text:p text:style-name="P3"><text:s text:c="4"/>&lt;/label&gt;</text:p>
      <text:p text:style-name="P3"><text:s text:c="2"/>&lt;/div&gt;</text:p>
      <text:p text:style-name="P3">&lt;/div&gt;</text:p>
      <text:p text:style-name="P3"/>
      <text:h text:style-name="P11" text:outline-level="2">C) Ajout de la propriété hero :</text:h>
      <text:p text:style-name="P4">Pour utiliser <text:span text:style-name="T3">le type Hero dans</text:span> HeroDetailComponent,<text:span text:style-name="T3">il faut importer </text:span>le symbole Hero :<text:line-break/>import { Hero } from '../hero';</text:p>
      <text:p text:style-name="P4">La propriété hero doit être une propriété Input, annotée avec le décorateur @Input (), car le composant parent HeroesComponent se liera via son template qui contiendra la balise :<text:line-break/> <text:s/>&lt;app-hero-detail [hero]="selectedHero"&gt;&lt;/app-hero-detail&gt;</text:p>
      <text:h text:style-name="P13" text:outline-level="2">D) Montrer le HeroDetail Compenent :</text:h>
      <text:p text:style-name="P5">HeroesCompenent <text:s/>est toujours une vue maître/détail mais va maintenant déléguer l’affichage des détails à HeroDetailsCompenent.</text:p>
      <text:p text:style-name="P5">Les deux composants auront une relation parent/enfant.</text:p>
      <text:p text:style-name="P5">Le parent HeroesComponent contrôlera l'enfant HeroDetailComponent en lui envoyant un nouveau héros à afficher chaque fois que l'utilisateur sélectionnera un héros dans la liste.</text:p>
      <text:p text:style-name="P5"><text:span text:style-name="T4">On</text:span> ne modifie pas la classe HeroesComponent mais <text:span text:style-name="T5">on</text:span> modifie son template.</text:p>
      <text:h text:style-name="P12" text:outline-level="2">E) Mettre à jour le template de HeroesComponent :</text:h>
      <text:p text:style-name="P6">Pour lier la propriété <text:span text:style-name="T6">HeroesComponent.selectedHero à la propriété hero de l'élément comme ceci :<text:line-break/> <text:s/>&lt;app-hero-detail [hero]="selectedHero"&gt;&lt;/app-hero-detail&gt;</text:span></text:p>
      <text:p text:style-name="P6"><text:span text:style-name="T6">C'est une liaison de données à sens unique de la propriété selectedHero du composant HeroComponent vers la propriété hero de l'élément cible, qui correspond à la propriété hero du composant HeroDetailComponent.</text:span></text:p>
      <text:p text:style-name="P6"><text:span text:style-name="T6"/></text:p>
      <text:h text:style-name="P15" text:outline-level="1">2) Qu’est-ce qui a changé ?</text:h>
      <text:p text:style-name="P7">Maintenant, HeroDetailComponent présente ces détails au lieu de HeroesComponent.</text:p>
      <text:p text:style-name="P7">Refactoriser le composant HeroesComponent original en deux composants apporte des avantages, à la fois maintenant et dans le futur:</text:p>
      <text:p text:style-name="P7">- Vous avez simplifié HeroesComponent en réduisant ses responsabilités.</text:p>
      <text:p text:style-name="P7">- Vous pouvez faire évoluer HeroDetailComponent dans un éditeur de héros riche sans toucher le parent HeroesComponent.</text:p>
      <text:p text:style-name="P7">- Vous pouvez faire évoluer le composant HeroesComponent sans toucher à la vue détaillée des héros.</text:p>
      <text:p text:style-name="P7">- Vous pouvez réutiliser le HeroDetailComponent dans le modèle d'un futur compos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09:30:26.547000000</dc:date>
    <meta:editing-duration>PT21M50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37" meta:word-count="347" meta:character-count="2510" meta:non-whitespace-character-count="2155"/>
  </office:meta>
</office:document-meta>
</file>